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9D328A7F6A2EEC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6c55" officeooo:paragraph-rsid="00086c55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609cm" svg:y="5.609cm" svg:width="17cm" svg:height="13.6cm" draw:z-index="0"><draw:image xlink:href="Pictures/1000000000000500000004009D328A7F6A2EEC21.png" xlink:type="simple" xlink:show="embed" xlink:actuate="onLoad"/></draw:frame></text:p>
      <text:p text:style-name="Standard"/>
      <text:p text:style-name="Standard"/>
      <text:p text:style-name="P1">Práctica número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39:49.532000000</meta:creation-date>
    <dc:date>2019-01-21T09:40:44.778000000</dc:date>
    <meta:editing-duration>PT59S</meta:editing-duration>
    <meta:editing-cycles>1</meta:editing-cycles>
    <meta:document-statistic meta:table-count="0" meta:image-count="1" meta:object-count="0" meta:page-count="1" meta:paragraph-count="1" meta:word-count="3" meta:character-count="17" meta:non-whitespace-character-count="15"/>
    <meta:generator>LibreOffice/5.3.2.2$Windows_x86 LibreOffice_project/6cd4f1ef626f15116896b1d8e1398b56da0d0ee1</meta:generator>
  </office:meta>
</office:document-meta>
</file>